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officeooo:rsid="001c1acd" officeooo:paragraph-rsid="001c1acd" style:font-size-asian="13.1000003814697pt" style:font-size-complex="15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c1acd" officeooo:paragraph-rsid="001c1acd" style:font-size-asian="13.1000003814697pt" style:font-size-complex="15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daccc" officeooo:paragraph-rsid="001daccc" style:font-size-asian="13.1000003814697pt" style:font-size-complex="15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f0900" officeooo:paragraph-rsid="001f0900" style:font-size-asian="13.1000003814697pt" style:font-size-complex="15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200a2d" officeooo:paragraph-rsid="00200a2d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200a2d" officeooo:paragraph-rsid="00200a2d" style:font-size-asian="13.1000003814697pt" style:font-weight-asian="bold" style:font-size-complex="15pt" style:font-weight-complex="bold"/>
    </style:style>
    <style:style style:name="P7" style:family="paragraph" style:parent-style-name="Text_20_body">
      <style:text-properties officeooo:rsid="001c1acd" officeooo:paragraph-rsid="001c1acd"/>
    </style:style>
    <style:style style:name="P8" style:family="paragraph" style:parent-style-name="Title">
      <style:text-properties officeooo:rsid="001c1acd" officeooo:paragraph-rsid="001c1ac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normal" style:text-underline-style="none" fo:font-weight="normal" officeooo:rsid="00200a2d" officeooo:paragraph-rsid="00200a2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normal" style:text-underline-style="none" fo:font-weight="normal" officeooo:rsid="00238abc" officeooo:paragraph-rsid="00238abc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normal" style:text-underline-style="solid" style:text-underline-width="auto" style:text-underline-color="font-color" fo:font-weight="bold" officeooo:rsid="00200a2d" officeooo:paragraph-rsid="00200a2d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normal" style:text-underline-style="solid" style:text-underline-width="auto" style:text-underline-color="font-color" fo:font-weight="bold" officeooo:rsid="00238abc" officeooo:paragraph-rsid="00238abc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normal" style:text-underline-style="solid" style:text-underline-width="auto" style:text-underline-color="font-color" fo:font-weight="bold" officeooo:rsid="00247dcb" officeooo:paragraph-rsid="00247dcb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italic" style:text-underline-style="solid" style:text-underline-width="auto" style:text-underline-color="font-color" fo:font-weight="bold" officeooo:rsid="00247dcb" officeooo:paragraph-rsid="00247dcb" style:font-size-asian="13.1000003814697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fo:font-style="italic" style:text-underline-style="solid" style:text-underline-width="auto" style:text-underline-color="font-color" fo:font-weight="bold" officeooo:rsid="0024b1ca" officeooo:paragraph-rsid="0024b1ca" style:font-size-asian="13.1000003814697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italic" style:text-underline-style="solid" style:text-underline-width="auto" style:text-underline-color="font-color" fo:font-weight="bold" officeooo:rsid="0024b1ca" officeooo:paragraph-rsid="0024b1ca" style:font-size-asian="13.1000003814697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style="italic" style:text-underline-style="none" fo:font-weight="normal" officeooo:rsid="0024b1ca" officeooo:paragraph-rsid="0024b1ca" style:font-size-asian="13.1000003814697pt" style:font-style-asian="italic" style:font-weight-asian="normal" style:font-size-complex="15pt" style:font-style-complex="italic" style:font-weight-complex="normal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-color="#00a933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a2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0a2d" style:font-weight-asian="normal" style:font-weight-complex="normal"/>
    </style:style>
    <style:style style:name="T5" style:family="text">
      <style:text-properties fo:font-weight="normal" officeooo:rsid="00208454" style:font-weight-asian="normal" style:font-weight-complex="normal"/>
    </style:style>
    <style:style style:name="T6" style:family="text">
      <style:text-properties fo:font-weight="normal" officeooo:rsid="00227cdc" style:font-weight-asian="normal" style:font-weight-complex="normal"/>
    </style:style>
    <style:style style:name="T7" style:family="text">
      <style:text-properties fo:font-style="italic" fo:font-weight="normal" officeooo:rsid="00200a2d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0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a933" draw:textarea-horizontal-align="justify" draw:textarea-vertical-align="middle" draw:auto-grow-height="false" fo:min-height="2.341cm" fo:min-width="2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00" draw:textarea-horizontal-align="justify" draw:textarea-vertical-align="middle" draw:auto-grow-height="false" fo:min-height="2.314cm" fo:min-width="2.3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ernet</text:p>
      <text:p text:style-name="P7"/>
      <text:p text:style-name="P1">Criada em 1969 nos EUA, chamava-se ARPANET.</text:p>
      <text:p text:style-name="P2">Em 1987 foi liberado seu uso comercial.</text:p>
      <text:p text:style-name="P2">Toda estrutura da internet é dividida em software e hardware. Os <text:span text:style-name="T1">softwares</text:span><text:span text:style-name="T3"> são responsáveis por gerenciar os dados e garantir que eles cheguem ao seu destino de forma segura.</text:span></text:p>
      <text:p text:style-name="P3"><text:span text:style-name="T3">Os </text:span><text:span text:style-name="T1">hardwares </text:span><text:span text:style-name="T3">gerenciam o envio e recebimento de informações e fazem a ligação física entre equipamentos através de cabos de fibra ótica e sinais de satélite.</text:span></text:p>
      <text:p text:style-name="P4"><text:span text:style-name="T3">O </text:span><text:span text:style-name="T1">IP</text:span><text:span text:style-name="T3"> (Internet Protocol) é o que permite localizar cada aparelho na rede e encaminhar as informações de um lugar para o outro, </text:span><text:span text:style-name="T5">dentro da rede TCP/IP</text:span><text:span text:style-name="T3">. Cada aparelho tem um ip diferente. </text:span><text:span text:style-name="T4">Para identificar mais facilmente, cada um deles vai ter o que se chama de </text:span><text:span text:style-name="T2">domínio</text:span><text:span text:style-name="T4">, que vêm a ser os nomes de cada </text:span><text:span text:style-name="T7">client</text:span><text:span text:style-name="T4"> na internet. Google, Facebook, Amazon, todos são nomes de domínios registrados sob algum IP. </text:span><text:span text:style-name="T6">Também são chamados de endereços lógicos.</text:span></text:p>
      <text:p text:style-name="P5">Cliente</text:p>
      <text:p text:style-name="P6"><text:span text:style-name="T9">É uma aplicação que está conectada à internet. A sua funução é levar uma </text:span><text:span text:style-name="T8">requisição</text:span><text:span text:style-name="T11"> do usuário para um servidor que possa atendê-la.</text:span></text:p>
      <text:p text:style-name="P9"/>
      <text:p text:style-name="P11">Servidor</text:p>
      <text:p text:style-name="P6"><text:span text:style-name="T11">É quem vai responder à requisição do usuário. Também é uma máquina, com um alto poder de processamento, recebendo milhões de reqquisições ao mesmo tempo e respondendo a cada uma delas, de acordo com o que foi solicitado. Então o servidddor armazena, processa e entrega páginas web. Existem </text:span><text:span text:style-name="T8">web servers, database servers, file servers,, application servers, </text:span><text:span text:style-name="T11">etc.</text:span></text:p>
      <text:p text:style-name="P9"/>
      <text:p text:style-name="P12">MAC Address</text:p>
      <text:p text:style-name="P10">Endereço físico do hardware, que vai ser encontrado através do IP sendo traduzido por um software.</text:p>
      <text:p text:style-name="P10"/>
      <text:p text:style-name="P13">TCP/IP</text:p>
      <text:p text:style-name="P13"><text:span text:style-name="T9">Principal protocolo de envio e recebimento de dados na internet. Significa </text:span><text:span text:style-name="T8">transmmissiiion control protocol</text:span><text:span text:style-name="T9">. Divide os dados em pacotes e determina como eles serão transmitidos. Divide-sde emm quatro partes: aplicação, transporte, rede e interface.</text:span></text:p>
      <text:p text:style-name="P13"><text:span text:style-name="T9"/></text:p>
      <text:p text:style-name="P13">ISP</text:p>
      <text:p text:style-name="P13"><text:span text:style-name="T9">Provedor de internet (Internet Service Provider).</text:span></text:p>
      <text:p text:style-name="P13"><text:span text:style-name="T9"/></text:p>
      <text:p text:style-name="P13">DNS</text:p>
      <text:p text:style-name="P14"><text:span text:style-name="T9">Domain Name System</text:span><text:span text:style-name="T11">, gerencia os nomes de serviços e dispositivos. Liga o nome aos números.</text:span></text:p>
      <text:p text:style-name="P14"><text:span text:style-name="T11"/></text:p>
      <text:p text:style-name="P14"><text:soft-page-break/><text:span text:style-name="T10">Port Number</text:span></text:p>
      <text:p text:style-name="P14"><text:span text:style-name="T11">Associa-se ao IP para achar o dispositivo/servidor correto e o processo.</text:span></text:p>
      <text:p text:style-name="P14"><text:span text:style-name="T11"/></text:p>
      <text:p text:style-name="P14"><text:span text:style-name="T10">Host</text:span></text:p>
      <text:p text:style-name="P14"><text:span text:style-name="T11">Dispositivo conectado à rede que pode enviar e receber pacotes, seja cliente ou servidor.</text:span></text:p>
      <text:p text:style-name="P14"><text:span text:style-name="T11"/></text:p>
      <text:p text:style-name="P14"><text:span text:style-name="T10">HTTP</text:span></text:p>
      <text:p text:style-name="P14"><text:span text:style-name="T9">Hyper-Text Transfer Protocol</text:span><text:span text:style-name="T11">, utilizadddo para a comunicação entre navegadores e servidores na internet.</text:span></text:p>
      <text:p text:style-name="P14"><text:span text:style-name="T11"/></text:p>
      <text:p text:style-name="P14"><text:span text:style-name="T10">URL</text:span></text:p>
      <text:p text:style-name="P14"><text:span text:style-name="T11">Identifica um recurso web. Composto por protocolo de comunicação, host e recurso.</text:span></text:p>
      <text:p text:style-name="P15"><text:span text:style-name="T10">MODELO CLIENTE-SERVIDOR</text:span></text:p>
      <text:p text:style-name="P16"><text:span text:style-name="T10"/></text:p>
      <text:p text:style-name="P16"><text:span text:style-name="T10"/></text:p>
      <text:p text:style-name="P16"><draw:custom-shape text:anchor-type="paragraph" draw:z-index="0" draw:name="Forma 1" draw:style-name="gr7" draw:text-style-name="P21" svg:width="3.271cm" svg:height="3.271cm" svg:x="1.489cm" svg:y="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 2" draw:style-name="gr6" draw:text-style-name="P20" svg:width="3.308cm" svg:height="3.308cm" svg:x="11.636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" draw:name="Quadro de texto 1" draw:style-name="gr4" draw:text-style-name="P18" svg:width="3.761cm" svg:height="0.795cm" svg:x="6.043cm" svg:y="0.441cm"><draw:text-box><text:p>Requisição → </text:p></draw:text-box></draw:frame><text:span text:style-name="T10"/></text:p>
      <text:p text:style-name="P16"><draw:line text:anchor-type="paragraph" draw:z-index="2" draw:name="Linha 1" draw:style-name="gr5" draw:text-style-name="P19" svg:x1="4.89cm" svg:y1="0.342cm" svg:x2="11.071cm" svg:y2="0.266cm"><text:p/></draw:line><draw:frame text:anchor-type="paragraph" draw:z-index="7" draw:name="Quadro de texto 4" draw:style-name="gr1" draw:text-style-name="P18" svg:width="2.608cm" svg:height="1.022cm" svg:x="12.337cm" svg:y="0.362cm"><draw:text-box><text:p>SERVIDOR</text:p></draw:text-box></draw:frame><text:span text:style-name="T10"/></text:p>
      <text:p text:style-name="P16"><draw:frame text:anchor-type="paragraph" draw:z-index="5" draw:name="Quadro de texto 2" draw:style-name="gr3" draw:text-style-name="P18" svg:width="4.234cm" svg:height="0.719cm" svg:x="5.722cm" svg:y="0.545cm"><draw:text-box><text:p>← resposta</text:p></draw:text-box></draw:frame><draw:frame text:anchor-type="paragraph" draw:z-index="6" draw:name="Quadro de texto 3" draw:style-name="gr2" draw:text-style-name="P18" svg:width="2.306cm" svg:height="1.361cm" svg:x="2.189cm" svg:y="-0.286cm"><draw:text-box><text:p>CLIENTE</text:p></draw:text-box></draw:frame><text:span text:style-name="T10"/></text:p>
      <text:p text:style-name="P16"><draw:line text:anchor-type="paragraph" draw:z-index="3" draw:name="Linha 2" draw:style-name="gr5" draw:text-style-name="P19" svg:x1="4.909cm" svg:y1="0.218cm" svg:x2="11.088cm" svg:y2="0.125cm"><text:p/></draw:line><text:span text:style-name="T10"/></text:p>
      <text:p text:style-name="P16"><text:span text:style-name="T10"/></text:p>
      <text:p text:style-name="P16"><text:span text:style-name="T10"/></text:p>
      <text:p text:style-name="P17"><text:span text:style-name="T10">Aplicações web são compostas por cliente, servidor e base de dados.</text:span></text:p>
      <text:p text:style-name="P17"><text:span text:style-name="T10">O </text:span><text:span text:style-name="T12">cliente</text:span><text:span text:style-name="T10"> interage com o usuário e sua estrutura é composta por html, onde cada tag é um elemento de página. O CSS traz a estilização e o JS as integrações e interações que serão feitas com o usuário.</text:span></text:p>
      <text:p text:style-name="P14"><text:span text:style-name="T11"/></text:p>
      <text:p text:style-name="P14"><text:span text:style-name="T11"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40:44.773466515</meta:creation-date>
    <meta:generator>LibreOffice/7.3.5.2$Linux_X86_64 LibreOffice_project/30$Build-2</meta:generator>
    <dc:date>2022-08-22T07:54:05.422301618</dc:date>
    <meta:editing-duration>PT27M36S</meta:editing-duration>
    <meta:editing-cycles>8</meta:editing-cycles>
    <meta:document-statistic meta:table-count="0" meta:image-count="0" meta:object-count="0" meta:page-count="4" meta:paragraph-count="29" meta:word-count="412" meta:character-count="2535" meta:non-whitespace-character-count="2152"/>
  </office:meta>
</office:document-meta>
</file>